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</text:p>
      <text:p text:style-name="Standard"/>
      <text:p text:style-name="Standard">Docker technology</text:p>
      <text:p text:style-name="Standard">is one implementation of container based</text:p>
      <text:p text:style-name="Standard">virtualization technologies</text:p>
      <text:p text:style-name="Standard"/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Images</text:p>
      <text:p text:style-name="Standard">• Images are read only templates used to create containers.</text:p>
      <text:p text:style-name="Standard">• Images are created with the docker build command, either</text:p>
      <text:p text:style-name="Standard">by us or by other docker users.</text:p>
      <text:p text:style-name="Standard">• Images are composed of layers of other images.</text:p>
      <text:p text:style-name="Standard">• Images are stored in a Docker registry.</text:p>
      <text:p text:style-name="Standard">Containers</text:p>
      <text:p text:style-name="Standard">• If an image is a class, then a container is an instance of a</text:p>
      <text:p text:style-name="Standard">class - a runtime object.</text:p>
      <text:p text:style-name="Standard">• Containers are lightweight and portable encapsulations of</text:p>
      <text:p text:style-name="Standard">an environment in which to run applications.</text:p>
      <text:p text:style-name="Standard">• Containers are created from images. Inside a container, it</text:p>
      <text:p text:style-name="Standard">has all the binaries and dependencies needed to run the</text:p>
      <text:p text:style-name="Standard">application.</text:p>
      <text:p text:style-name="Standard">Ways to Build a Docker Image</text:p>
      <text:p text:style-name="Standard">• Commit changes made in a Docker container.</text:p>
      <text:p text:style-name="Standard">• Write a Dockerfile.</text:p>
      <text:p text:style-name="Standard">Steps</text:p>
      <text:p text:style-name="Standard">1. Spin up a container from a base image.</text:p>
      <text:p text:style-name="Standard">2. Install Git package in the container.</text:p>
      <text:p text:style-name="Standard">3. Commit changes made in the container.</text:p>
      <text:p text:style-name="Standard">Docker commit</text:p>
      <text:p text:style-name="Standard">• Docker commit command would save the</text:p>
      <text:p text:style-name="Standard">changes we made to the Docker container’s</text:p>
      <text:p text:style-name="Standard">file system to a new image.</text:p>
      <text:p text:style-name="Standard">docker commit container_ID repository_name:tag</text:p>
      <text:p text:style-name="Standard">Dockerfile and Instructions</text:p>
      <text:p text:style-name="Standard">• A Dockerfile is a text document that contains all the</text:p>
      <text:p text:style-name="Standard">instructions users provide to assemble an image.</text:p>
      <text:p text:style-name="Standard">• Each instruction will create a new image layer to the image.</text:p>
      <text:p text:style-name="Standard">• Instructions specify what to do when building the image.</text:p>
      <text:p text:style-name="Standard">Docker Build Context</text:p>
      <text:p text:style-name="Standard">• Docker build command takes the path to the</text:p>
      <text:p text:style-name="Standard">build context as an argument.</text:p>
      <text:p text:style-name="Standard">• When build starts, docker client would pack all</text:p>
      <text:p text:style-name="Standard">the files in the build context into a tarball then</text:p>
      <text:p text:style-name="Standard">transfer the tarball file to the daemon.</text:p>
      <text:p text:style-name="Standard">• By default, docker would search for the</text:p>
      <text:p text:style-name="Standard">Dockerfile in the build context path.</text:p>
      <text:p text:style-name="Standard"><text:soft-page-break/></text:p>
      <text:p text:style-name="Standard"/>
      <text:p text:style-name="Standard"/>
      <text:p text:style-name="Standard"><text:s/></text:p>
      <text:p text:style-name="Standard">Docker Network Types</text:p>
      <text:p text:style-name="Standard">• Closed Network / None Network</text:p>
      <text:p text:style-name="Standard">• Bridge Network</text:p>
      <text:p text:style-name="Standard">• Host Network</text:p>
      <text:p text:style-name="Standard">• Overlay Network</text:p>
      <text:p text:style-name="Standard"><text:s/></text:p>
      <text:p text:style-name="Standard"/>
      <text:p text:style-name="Standard"><text:s/>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5:10:43.818087461</meta:creation-date>
    <dc:date>2022-03-14T05:12:09.307194599</dc:date>
    <meta:editing-duration>PT1M25S</meta:editing-duration>
    <meta:editing-cycles>1</meta:editing-cycles>
    <meta:document-statistic meta:table-count="0" meta:image-count="0" meta:object-count="0" meta:page-count="2" meta:paragraph-count="56" meta:word-count="299" meta:character-count="1710" meta:non-whitespace-character-count="1451"/>
    <meta:generator>LibreOffice/6.4.7.2$Linux_X86_64 LibreOffice_project/40$Build-2</meta:generator>
  </office:meta>
</office:document-meta>
</file>